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c8f" officeooo:paragraph-rsid="001bec8f"/>
    </style:style>
    <style:style style:name="P2" style:family="paragraph" style:parent-style-name="Standard">
      <style:text-properties officeooo:rsid="001bec8f" officeooo:paragraph-rsid="00233a41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bec8f" officeooo:paragraph-rsid="001bec8f" style:font-size-asian="22pt" style:font-weight-asian="bold" style:font-size-complex="22pt" style:font-weight-complex="bold"/>
    </style:style>
    <style:style style:name="P4" style:family="paragraph" style:parent-style-name="Standard">
      <style:text-properties officeooo:paragraph-rsid="001bec8f"/>
    </style:style>
    <style:style style:name="P5" style:family="paragraph" style:parent-style-name="Standard">
      <style:text-properties officeooo:rsid="001ebdbd" officeooo:paragraph-rsid="001ebdbd"/>
    </style:style>
    <style:style style:name="P6" style:family="paragraph" style:parent-style-name="Standard">
      <style:text-properties officeooo:paragraph-rsid="001ebdbd"/>
    </style:style>
    <style:style style:name="P7" style:family="paragraph" style:parent-style-name="Standard">
      <style:text-properties officeooo:rsid="00215fdd" officeooo:paragraph-rsid="00215fdd"/>
    </style:style>
    <style:style style:name="P8" style:family="paragraph" style:parent-style-name="Standard">
      <style:text-properties officeooo:paragraph-rsid="00215fdd"/>
    </style:style>
    <style:style style:name="P9" style:family="paragraph" style:parent-style-name="Standard">
      <style:text-properties fo:font-size="14pt" fo:font-weight="bold" officeooo:rsid="001bec8f" officeooo:paragraph-rsid="001bec8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bec8f" officeooo:paragraph-rsid="00233a4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ebdbd" officeooo:paragraph-rsid="001ebdb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15fdd" officeooo:paragraph-rsid="00215fdd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233a41"/>
    </style:style>
    <style:style style:name="T1" style:family="text">
      <style:text-properties officeooo:rsid="001bec8f"/>
    </style:style>
    <style:style style:name="T2" style:family="text">
      <style:text-properties officeooo:rsid="001ebdbd"/>
    </style:style>
    <style:style style:name="T3" style:family="text">
      <style:text-properties officeooo:rsid="00215fdd"/>
    </style:style>
    <style:style style:name="T4" style:family="text">
      <style:text-properties officeooo:rsid="00233a41"/>
    </style:style>
    <style:style style:name="T5" style:family="text">
      <style:text-properties fo:font-size="14pt" fo:font-weight="bold" officeooo:rsid="00233a41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bec8f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L WORLD GALLERY</text:p>
      <text:p text:style-name="P1"/>
      <text:p text:style-name="P9">STATUT :</text:p>
      <text:p text:style-name="P1">- Association a but non lucratif</text:p>
      <text:p text:style-name="P1"/>
      <text:p text:style-name="P10">OBJET :</text:p>
      <text:p text:style-name="P2">- Aide dans les pays en voie de developpemen<text:span text:style-name="T4">t</text:span></text:p>
      <text:p text:style-name="P2"/>
      <text:p text:style-name="P13"><text:span text:style-name="T5">NATURE AIDE</text:span><text:span text:style-name="T6"> :</text:span></text:p>
      <text:p text:style-name="P13"><text:span text:style-name="T1">- </text:span><text:span text:style-name="T4">Fourniture materiel (peinture, pinceaux, toiles, etc...)</text:span></text:p>
      <text:p text:style-name="P13"><text:span text:style-name="T4">- Communication sur place et vers l'europe etc</text:span></text:p>
      <text:p text:style-name="P13"><text:span text:style-name="T4">- Developpement reseau (ecole ou association autour de l'art sur place, etc...)</text:span></text:p>
      <text:p text:style-name="P13"><text:span text:style-name="T4">- Autre selon cas de figure</text:span></text:p>
      <text:p text:style-name="P2"/>
      <text:p text:style-name="P9">CIBLE DES AIDES :</text:p>
      <text:p text:style-name="P1">- Artistes</text:p>
      <text:p text:style-name="P1"/>
      <text:p text:style-name="P9">PUBLIC :</text:p>
      <text:p text:style-name="P1">- Communaute web3</text:p>
      <text:p text:style-name="P1"/>
      <text:p text:style-name="P9">OBJECTIF :</text:p>
      <text:p text:style-name="P4"><text:span text:style-name="T1">- Collection NFT</text:span></text:p>
      <text:p text:style-name="P4"><text:span text:style-name="T1">- Musee virtuel</text:span></text:p>
      <text:p text:style-name="P1">- Game culturel</text:p>
      <text:p text:style-name="P1">- Token</text:p>
      <text:p text:style-name="P1"/>
      <text:p text:style-name="P9">MOYENS FINANCIERS :</text:p>
      <text:p text:style-name="P1">- Ventes des NFT</text:p>
      <text:p text:style-name="P1">- % sur futurs vente</text:p>
      <text:p text:style-name="P1">- Mecenat / partenariat</text:p>
      <text:p text:style-name="P1">- Visiteurs musee</text:p>
      <text:p text:style-name="P1">- Ventes oeuvres physiques</text:p>
      <text:p text:style-name="P1"/>
      <text:p text:style-name="P11">COMMUNICATION :</text:p>
      <text:p text:style-name="P5">- Reportages locaux avec les artistes</text:p>
      <text:p text:style-name="P6"><text:span text:style-name="T2">- Communaute web3 : web, salons, etc...</text:span></text:p>
      <text:p text:style-name="P1"/>
      <text:p text:style-name="P12">ETAPE INITIALE :</text:p>
      <text:p text:style-name="P7">- Creation site web avec map artistes/oeuvres</text:p>
      <text:p text:style-name="P7">- Mint d'une premiere collection NFT</text:p>
      <text:p text:style-name="P7">- Add lien vers collection(s) sur le site web</text:p>
      <text:p text:style-name="P8"><text:span text:style-name="T3">- Communication via Groupes / Pages Facebook</text:span></text:p>
      <text:p text:style-name="P8"/>
      <text:p text:style-name="P12">ETAPE SECONDAIRE :</text:p>
      <text:p text:style-name="P7">- Aides aupres de la CIBLE</text:p>
      <text:p text:style-name="P7">- Mise en place reseau AWG WATCHER (veilleurs &amp; fixeurs dans les pays en voie de developpement)</text:p>
      <text:p text:style-name="P7">- Shooting &amp; mint oeuvres CIBLE</text:p>
      <text:p text:style-name="P7"/>
      <text:p text:style-name="P12">ETAPE 3 :</text:p>
      <text:p text:style-name="P7"><text:soft-page-break/>- Creation Musee Virtuel</text:p>
      <text:p text:style-name="P8"><text:span text:style-name="T3">- EXPO/VENTES physique dans une galerie temporaire</text:span></text:p>
      <text:p text:style-name="P8"/>
      <text:p text:style-name="P12">PISTES :</text:p>
      <text:p text:style-name="P8"><text:span text:style-name="T3">- Acheteurs segmentes en 3 RANGS par ordre financiers : ceux du 1er rang pourraient participer via l'achat du NFT a une lotterie pour gagner l'oeuvre physique remise en main propre a l'occasion de l'EXPO/VENT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2:38:35.519489518</meta:creation-date>
    <dc:date>2023-01-21T13:07:34.682510857</dc:date>
    <meta:editing-duration>PT6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235" meta:character-count="1316" meta:non-whitespace-character-count="1123"/>
  </office:meta>
</office:document-meta>
</file>